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20000017D2B9B046443A2DA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" svg:font-family="Arial" style:font-pitch="variable"/>
    <style:font-face style:name="Lohit Devanagari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361in" fo:margin-left="0.0097in" table:align="left" fo:background-color="transparent">
        <style:background-image/>
      </style:table-properties>
    </style:style>
    <style:style style:name="Table2.A" style:family="table-column">
      <style:table-column-properties style:column-width="2.2854in"/>
    </style:style>
    <style:style style:name="Table2.B" style:family="table-column">
      <style:table-column-properties style:column-width="0.7514in"/>
    </style:style>
    <style:style style:name="Table2.C" style:family="table-column">
      <style:table-column-properties style:column-width="0.7285in"/>
    </style:style>
    <style:style style:name="Table2.D" style:family="table-column">
      <style:table-column-properties style:column-width="1.0444in"/>
    </style:style>
    <style:style style:name="Table2.E" style:family="table-column">
      <style:table-column-properties style:column-width="0.4563in"/>
    </style:style>
    <style:style style:name="Table2.F" style:family="table-column">
      <style:table-column-properties style:column-width="1.3701in"/>
    </style:style>
    <style:style style:name="Table2.1" style:family="table-row">
      <style:table-row-properties fo:background-color="#b2b2b2">
        <style:background-image/>
      </style:table-row-properties>
    </style:style>
    <style:style style:name="Table2.A1" style:family="table-cell">
      <style:table-cell-properties fo:background-color="#b2b2b2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F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2.2" style:family="table-row"/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fo:background-color="#b2b2b2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F3" style:family="table-cell">
      <style:table-cell-properties fo:background-color="#b2b2b2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799in" fo:margin-left="0.0097in" table:align="left" fo:background-color="transparent">
        <style:background-image/>
      </style:table-properties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1.3764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1.2424in"/>
    </style:style>
    <style:style style:name="Table1.1" style:family="table-row">
      <style:table-row-properties style:min-row-height="0.9986in"/>
    </style:style>
    <style:style style:name="Table1.A1" style:family="table-cell">
      <style:table-cell-properties fo:padding="0.0201in" fo:border="0.05pt solid #000000" style:writing-mode="page"/>
    </style:style>
    <style:style style:name="Table1.2" style:family="table-row">
      <style:table-row-properties style:min-row-height="0.3389in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125in"/>
    </style:style>
    <style:style style:name="Table1.4" style:family="table-row">
      <style:table-row-properties style:min-row-height="0.4in"/>
    </style:style>
    <style:style style:name="Table1.E4" style:family="table-cell">
      <style:table-cell-properties style:vertical-align="bottom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dec69" style:font-size-asian="17.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dec69" style:font-size-asian="13.5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paragraph-rsid="000dec69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fc8e9" officeooo:paragraph-rsid="0018df17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officeooo:rsid="001798a9" officeooo:paragraph-rsid="001798a9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3a89a" officeooo:paragraph-rsid="0018df17" style:font-size-asian="10pt" style:font-size-complex="10pt"/>
    </style:style>
    <style:style style:name="P10" style:family="paragraph" style:parent-style-name="Standard">
      <style:text-properties style:font-name="Liberation Serif" fo:font-size="10pt" officeooo:paragraph-rsid="0018df17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19256a" officeooo:paragraph-rsid="0019256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019256a" officeooo:paragraph-rsid="0019256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0dec69" style:font-size-asian="10pt" style:font-size-complex="10pt"/>
    </style:style>
    <style:style style:name="P14" style:family="paragraph" style:parent-style-name="Standard">
      <style:text-properties style:font-name="Liberation Serif" fo:font-size="10pt" fo:font-weight="bold" officeooo:paragraph-rsid="000dec6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597ff" officeooo:paragraph-rsid="0018df1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erif" officeooo:paragraph-rsid="0018df17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0dec69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rsid="000fc8e9" officeooo:paragraph-rsid="0018df17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rsid="0081f3dd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81f3dd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2edff0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bold" officeooo:rsid="002edff0" officeooo:paragraph-rsid="000dec6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1798a9" officeooo:paragraph-rsid="001798a9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25" style:family="paragraph" style:parent-style-name="Standard">
      <style:paragraph-properties style:line-height-at-least="0in" fo:text-align="start" style:justify-single-word="false"/>
      <style:text-properties fo:color="#000000" style:font-name="Liberation Serif" fo:font-size="10pt" fo:language="en" fo:country="GB" fo:font-style="normal" fo:font-weight="normal" officeooo:rsid="00549dec" officeooo:paragraph-rsid="0018df17" style:font-size-asian="10pt" style:font-style-asian="normal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rsid="004d101b" officeooo:paragraph-rsid="000dec69" style:font-size-asian="10pt" style:font-style-asian="normal" style:font-weight-asian="normal" style:font-size-complex="16pt" style:font-weight-complex="bold"/>
    </style:style>
    <style:style style:name="P27" style:family="paragraph" style:parent-style-name="Standard">
      <style:text-properties officeooo:paragraph-rsid="0018df17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Liberation Serif" fo:font-size="16pt" fo:font-weight="bold" officeooo:rsid="004d101b" officeooo:paragraph-rsid="000dec69" style:font-size-asian="14pt" style:font-weight-asian="bold" style:font-size-complex="16pt" style:font-weight-complex="bold"/>
    </style:style>
    <style:style style:name="P29" style:family="paragraph" style:parent-style-name="Table_20_Contents">
      <style:text-properties style:font-name="Liberation Serif" fo:font-size="10pt" fo:font-weight="bold" officeooo:rsid="0088abda" officeooo:paragraph-rsid="000dec69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1597ff" officeooo:paragraph-rsid="0018df1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0pt" officeooo:paragraph-rsid="0018df17" style:font-size-asian="10pt" style:font-size-complex="10pt"/>
    </style:style>
    <style:style style:name="P32" style:family="paragraph" style:parent-style-name="Table_20_Contents">
      <style:text-properties style:font-name="Liberation Serif" fo:font-size="10pt" fo:font-weight="normal" officeooo:rsid="000fc8e9" officeooo:paragraph-rsid="001e7b1d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Liberation Serif" fo:font-size="12pt" officeooo:paragraph-rsid="0018df17" style:font-size-asian="12pt" style:font-size-complex="12pt"/>
    </style:style>
    <style:style style:name="P34" style:family="paragraph">
      <style:paragraph-properties fo:text-align="start"/>
      <style:text-properties fo:color="#000000" style:font-name="Liberation Serif1" fo:font-size="10pt"/>
    </style:style>
    <style:style style:name="P3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36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dec69"/>
    </style:style>
    <style:style style:name="T4" style:family="text">
      <style:text-properties style:use-window-font-color="true" officeooo:rsid="002edff0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officeooo:rsid="0031673d" fo:background-color="transparent" loext:char-shading-value="0" style:font-name-asian="Times New Roman" style:font-name-complex="Times New Roman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style:font-name="Liberation Serif" fo:font-size="10pt" fo:background-color="transparent" style:font-size-asian="10pt" style:font-size-complex="10pt"/>
    </style:style>
    <style:style style:name="T8" style:family="text">
      <style:text-properties fo:color="#000000" style:font-name="Liberation Serif" fo:font-size="10pt" style:font-name-asian="Arial2" style:font-size-asian="10pt" style:font-name-complex="Arial2" style:font-size-complex="10pt"/>
    </style:style>
    <style:style style:name="T9" style:family="text">
      <style:text-properties style:font-name="Liberation Serif" fo:font-size="10pt" style:font-size-asian="10pt" style:font-name-complex="Arial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freihändig" form:control-implementation="ooo:com.sun.star.form.component.CheckBox" xml:id="control1" form:id="control1" form:label="freihändi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eschränkt" form:control-implementation="ooo:com.sun.star.form.component.CheckBox" xml:id="control2" form:id="control2" form:label="beschränk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Zeit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rtungsvertrag" form:control-implementation="ooo:com.sun.star.form.component.CheckBox" xml:id="control4" form:id="control4" form:label="Wartungs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öffentliche Ausschreibung" form:control-implementation="ooo:com.sun.star.form.component.CheckBox" xml:id="control5" form:id="control5" form:label="öffentliche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 Firma gebunden" form:control-implementation="ooo:com.sun.star.form.component.CheckBox" xml:id="control6" form:id="control6" form:label="an Firma gebunde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ieferung aus Ausschreibung" form:control-implementation="ooo:com.sun.star.form.component.CheckBox" xml:id="control7" form:id="control7" form:label="Lieferung aus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gebote lagen laut nachstehender Anzahl vor, der wirtschaftlichste Anbieter erhält den Zuschlag" form:control-implementation="ooo:com.sun.star.form.component.CheckBox" xml:id="control8" form:id="control8" form:label="Angebote lagen laut nachstehender Anzahl vor, der wirtschaftlichste Anbieter erhält den Zuschl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Vergabevermerk</text:p>
      <text:p text:style-name="P4"><draw:frame text:anchor-type="char" draw:z-index="0" draw:name="Textrahmen 31" draw:style-name="gr3" draw:text-style-name="P36" svg:width="6.5386in" svg:height="0.2453in" svg:x="0.0299in" svg:y="0.2047in"><draw:text-box><text:p><text:span text:style-name="T6">Maßnahme: </text:span><text:span text:style-name="T6"><text:tab/></text:span><text:span text:style-name="T6"><text:tab/></text:span><text:span text:style-name="T7">{order_name}</text:span></text:p></draw:text-box></draw:frame></text:p>
      <text:p text:style-name="P4"><draw:frame text:anchor-type="char" draw:z-index="1" draw:name="Textrahmen 33" draw:style-name="gr3" draw:text-style-name="P36" svg:width="6.5386in" svg:height="0.2453in" svg:x="0.0299in" svg:y="0.2028in"><draw:text-box><text:p><text:span text:style-name="T6">Objekt:</text:span><text:span text:style-name="T6"><text:tab/></text:span><text:span text:style-name="T6"> </text:span><text:span text:style-name="T6"><text:tab/></text:span><text:span text:style-name="T6"><text:tab/></text:span><text:span text:style-name="T6">{entity_name}</text:span></text:p></draw:text-box></draw:frame></text:p>
      <text:p text:style-name="P5"><draw:frame text:anchor-type="char" draw:z-index="4" draw:name="Textrahmen 34" draw:style-name="gr5" draw:text-style-name="P36" svg:width="2.7177in" svg:height="0.3205in" svg:x="0.0299in" svg:y="0.2161in"><draw:text-box><text:p><text:span text:style-name="T6">KST:</text:span><text:span text:style-name="T6"><text:tab/></text:span><text:span text:style-name="T6"><text:tab/></text:span><text:span text:style-name="T6"><text:tab/></text:span><text:span text:style-name="T6"><text:tab/></text:span><text:span text:style-name="T8">{num_order}</text:span></text:p></draw:text-box></draw:frame><draw:frame text:anchor-type="char" draw:z-index="5" draw:name="Textrahmen 35" draw:style-name="gr4" draw:text-style-name="P36" svg:width="3.8858in" svg:height="0.2571in" svg:x="2.7862in" svg:y="0.2161in"><draw:text-box><text:p><text:span text:style-name="T6">SK/Invest.-Nr:</text:span><text:span text:style-name="T6"><text:tab/></text:span><text:span text:style-name="T7">{budgettypes_name}</text:span></text:p></draw:text-box></draw:frame></text:p>
      <text:p text:style-name="P5"/>
      <text:p text:style-name="P5"><draw:frame text:anchor-type="char" draw:z-index="2" draw:name="Textrahmen 36" draw:style-name="gr6" draw:text-style-name="P36" svg:width="3.8689in" svg:height="0.8406in" svg:x="1.5173in" svg:y="0in"><draw:text-box><text:p><text:span text:style-name="T9">{supplier_name}</text:span><text:span text:style-name="T9"><text:line-break/></text:span><text:span text:style-name="T9">{supplier_address}</text:span><text:span text:style-name="T9"><text:line-break/></text:span><text:span text:style-name="T9">{supplier_postcode} {supplier_town}</text:span><text:span text:style-name="T9"><text:line-break/></text:span><text:span text:style-name="T9">{supplier_country}</text:span></text:p></draw:text-box></draw:frame><draw:frame text:anchor-type="char" draw:z-index="3" draw:name="Textrahmen 37" draw:style-name="gr3" draw:text-style-name="P35" svg:width="1.1516in" svg:height="0.2453in" svg:x="0.0299in" svg:y="0.039in"><draw:text-box><text:p><text:span text:style-name="T6">Auftragnehmer:</text:span></text:p></draw:text-box></draw:frame></text:p>
      <text:p text:style-name="P5"/>
      <text:p text:style-name="P5"/>
      <text:p text:style-name="P24"><draw:g text:anchor-type="char" draw:z-index="7" draw:name="DrawObject5" draw:style-name="gr1"><draw:control draw:name="Steuerelement 11_1" draw:style-name="gr2" draw:text-style-name="P34" svg:width="1.0098in" svg:height="0.1606in" svg:x="1.4925in" svg:y="0.1646in" draw:control="control1"/><draw:control draw:name="Steuerelement 12_1" draw:style-name="gr2" draw:text-style-name="P34" svg:width="1.0098in" svg:height="0.1606in" svg:x="1.4925in" svg:y="0.4209in" draw:control="control2"/><draw:control draw:name="Steuerelement 14_1" draw:style-name="gr2" draw:text-style-name="P34" svg:width="1.0098in" svg:height="0.1606in" svg:x="4.0791in" svg:y="0.1929in" draw:control="control3"/><draw:control draw:name="Steuerelement 15_1" draw:style-name="gr2" draw:text-style-name="P34" svg:width="1.878in" svg:height="0.1606in" svg:x="4.078in" svg:y="0.4366in" draw:control="control4"/><draw:control draw:name="Steuerelement 13_1" draw:style-name="gr2" draw:text-style-name="P34" svg:width="2.2925in" svg:height="0.1606in" svg:x="1.4925in" svg:y="0.6661in" draw:control="control5"/><draw:control draw:name="Steuerelement 16_1" draw:style-name="gr2" draw:text-style-name="P34" svg:width="2.2925in" svg:height="0.1606in" svg:x="4.0772in" svg:y="0.6681in" draw:control="control6"/></draw:g><draw:frame text:anchor-type="char" draw:z-index="6" draw:name="Textrahmen 38" draw:style-name="gr3" draw:text-style-name="P35" svg:width="0.6614in" svg:height="0.2453in" svg:x="-0.0484in" svg:y="0.1673in"><draw:text-box><text:p><text:span text:style-name="T6">Vergabe:</text:span></text:p></draw:text-box></draw:frame></text:p>
      <text:p text:style-name="P24"/>
      <text:p text:style-name="P24"/>
      <text:p text:style-name="P24"/>
      <text:p text:style-name="P26">Leistung: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2">Beschreibung</text:p>
          </table:table-cell>
          <table:table-cell table:style-name="Table2.A1" office:value-type="string">
            <text:p text:style-name="P23">Typ</text:p>
          </table:table-cell>
          <table:table-cell table:style-name="Table2.A1" office:value-type="string">
            <text:p text:style-name="P21">Referenz</text:p>
          </table:table-cell>
          <table:table-cell table:style-name="Table2.A1" office:value-type="string">
            <text:p text:style-name="P14"><text:span text:style-name="T4">EP </text:span><text:span text:style-name="T5">Netto</text:span></text:p>
          </table:table-cell>
          <table:table-cell table:style-name="Table2.A1" office:value-type="string">
            <text:p text:style-name="P19">Menge</text:p>
          </table:table-cell>
          <table:table-cell table:style-name="Table2.F1" office:value-type="string">
            <text:p text:style-name="P29">GP Netto</text:p>
          </table:table-cell>
        </table:table-row>
        <table:table-row table:style-name="Table2.2">
          <table:table-cell table:style-name="Table2.A3" office:value-type="string">
            <text:p text:style-name="P13">[!-- BEGIN row.articles --]{titleArticle}</text:p>
          </table:table-cell>
          <table:table-cell table:style-name="Table2.B2" office:value-type="string">
            <text:p text:style-name="P8">{typArticle}</text:p>
          </table:table-cell>
          <table:table-cell table:style-name="Table2.C2" office:value-type="string">
            <text:p text:style-name="P6">{refArticle}</text:p>
          </table:table-cell>
          <table:table-cell table:style-name="Table2.D2" office:value-type="string">
            <text:p text:style-name="P6">{HTPriceArticle}</text:p>
          </table:table-cell>
          <table:table-cell table:style-name="Table2.E2" office:value-type="string">
            <text:p text:style-name="P6">{nbA}</text:p>
          </table:table-cell>
          <table:table-cell table:style-name="Table2.F2" office:value-type="string">
            <text:p text:style-name="P6">{HTPriceTotalArticle}<text:line-break/>[!-- END row.articles --]</text:p>
          </table:table-cell>
        </table:table-row>
        <table:table-row table:style-name="Table2.3">
          <table:table-cell table:style-name="Table2.A3" office:value-type="string">
            <text:p text:style-name="P13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3" table:number-columns-spanned="2" office:value-type="string">
            <text:p text:style-name="P20">Gesamt Bruttopreis</text:p>
          </table:table-cell>
          <table:covered-table-cell/>
          <table:table-cell table:style-name="Table2.F3" office:value-type="string">
            <text:p text:style-name="P17">{totalttc}{title_money}</text:p>
          </table:table-cell>
        </table:table-row>
      </table:table>
      <text:p text:style-name="P16"/>
      <text:p text:style-name="P32">Begründung: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draw:g text:anchor-type="char" draw:z-index="9" draw:name="DrawObject5_0" draw:style-name="gr1"><draw:control draw:name="Steuerelement 11_2" draw:style-name="gr2" draw:text-style-name="P34" svg:width="6.0961in" svg:height="0.1606in" svg:x="0.0126in" svg:y="0.1508in" draw:control="control7"/><draw:control draw:name="Steuerelement 14_2" draw:style-name="gr2" draw:text-style-name="P34" svg:width="6.0961in" svg:height="0.1606in" svg:x="0.0126in" svg:y="0.4071in" draw:control="control8"/></draw:g></text:p>
            <text:p text:style-name="P11"/>
            <text:p text:style-name="P11"/>
            <text:p text:style-name="P11"/>
            <text:p text:style-name="P12">……………………………………………………………………………………………………………………………...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ngebote:</text:p>
          </table:table-cell>
          <table:table-cell table:style-name="Table1.A2" office:value-type="string">
            <text:p text:style-name="P7">………………………..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Auftragssumme:</text:p>
          </table:table-cell>
          <table:table-cell table:style-name="Table1.E2" office:value-type="string">
            <text:p text:style-name="P18">{totalttc}{title_money}</text:p>
          </table:table-cell>
        </table:table-row>
        <table:table-row table:style-name="Table1.3">
          <table:table-cell table:style-name="Table1.E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5">Datum:</text:p>
          </table:table-cell>
          <table:table-cell table:style-name="Table1.A2" office:value-type="string">
            <text:p text:style-name="P25">{date_order}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0">Unterschrift:</text:p>
          </table:table-cell>
          <table:table-cell table:style-name="Table1.E4" office:value-type="string">
            <text:p text:style-name="P31">…………………….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" svg:font-family="Arial" style:font-pitch="variable"/>
    <style:font-face style:name="Lohit Devanagari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dec69" style:font-size-asian="17.5pt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dec69" style:font-size-asian="13.5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T3" style:family="text">
      <style:text-properties officeooo:rsid="000dec6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Landeshauptstadt Magdeburg<draw:frame draw:style-name="Mfr1" draw:name="Image2" text:anchor-type="char" svg:x="4.8252in" svg:y="-0.6217in" svg:width="1.0728in" svg:height="1.2091in" draw:z-index="8"><draw:image xlink:href="Pictures/10000000000001520000017D2B9B046443A2DA5A.png" xlink:type="simple" xlink:show="embed" xlink:actuate="onLoad" loext:mime-type="image/png"/></draw:frame>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  <style:footer>
        <text:p text:style-name="MP3"><text:page-number text:select-page="current">1</text:page-number><text:s/><text:span text:style-name="MT3">von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6:48:29.709785904</meta:creation-date>
    <dc:date>2022-07-18T16:57:14.055037742</dc:date>
    <meta:editing-duration>PT48M20S</meta:editing-duration>
    <meta:editing-cycles>25</meta:editing-cycles>
    <meta:generator>LibreOffice/6.4.7.2$Linux_X86_64 LibreOffice_project/40$Build-2</meta:generator>
    <meta:document-statistic meta:table-count="2" meta:image-count="1" meta:object-count="0" meta:page-count="1" meta:paragraph-count="29" meta:word-count="45" meta:character-count="472" meta:non-whitespace-character-count="442"/>
  </office:meta>
</office:document-meta>
</file>